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8.3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Tarea</text:p>
          </table:table-cell>
          <table:table-cell office:value-type="string" calcext:value-type="string">
            <text:p>Tiempo</text:p>
          </table:table-cell>
          <table:table-cell table:number-columns-repeated="4"/>
          <table:table-cell office:value-type="string" calcext:value-type="string">
            <text:p>pl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ificación</text:p>
          </table:table-cell>
          <table:table-cell office:value-type="string" calcext:value-type="string">
            <text:p>Relevamiento de las necesidade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ase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lanificación</text:p>
          </table:table-cell>
          <table:table-cell office:value-type="string" calcext:value-type="string">
            <text:p>Análisis de requerimiento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erv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lanificación</text:p>
          </table:table-cell>
          <table:table-cell office:value-type="string" calcext:value-type="string">
            <text:p>Confección de la planificación del proyecto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operad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se de datos</text:p>
          </table:table-cell>
          <table:table-cell office:value-type="string" calcext:value-type="string">
            <text:p>Elección de tecnología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usuari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se de datos</text:p>
          </table:table-cell>
          <table:table-cell office:value-type="string" calcext:value-type="string">
            <text:p>Diseño de la arquitectura de dato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datalogger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se de datos</text:p>
          </table:table-cell>
          <table:table-cell office:value-type="string" calcext:value-type="string">
            <text:p>Diseño de prueba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SUM([.I1:.I6]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Base de datos</text:p>
          </table:table-cell>
          <table:table-cell office:value-type="string" calcext:value-type="string">
            <text:p>Escritura del código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JORNAD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se de datos</text:p>
          </table:table-cell>
          <table:table-cell office:value-type="string" calcext:value-type="string">
            <text:p>Puesta en marcha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SEMA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e de datos</text:p>
          </table:table-cell>
          <table:table-cell office:value-type="string" calcext:value-type="string">
            <text:p>Replicación de los datos legacy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[.I7]/[.I8]/[.I9]"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Base de datos</text:p>
          </table:table-cell>
          <table:table-cell office:value-type="string" calcext:value-type="string">
            <text:p>Pruebas de funcionamiento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Elección de tecnologı́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Diseño de pruebas de base de dato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Escritura de código de conexión con base de dato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Pruebas de comunicación con base de dato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Diseño de pruebas de sesió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Escritura de código del sistema de sesión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Pruebas del sistema de sesió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Diseño de pruebas de comunicación con dispositivo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Escritura de código de comunicación con dispositivo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Pruebas de comunicación con dispositivo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Diseño de pruebas de comunicación en vivo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Escritura de código de comunicación en vivo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dor ATSA</text:p>
          </table:table-cell>
          <table:table-cell office:value-type="string" calcext:value-type="string">
            <text:p>Pruebas de comunicación en vivo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dor ATSA</text:p>
          </table:table-cell>
          <table:table-cell office:value-type="string" calcext:value-type="string">
            <text:p>Selección de framework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dor ATSA</text:p>
          </table:table-cell>
          <table:table-cell office:value-type="string" calcext:value-type="string">
            <text:p>Escritura de código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dor ATSA</text:p>
          </table:table-cell>
          <table:table-cell office:value-type="string" calcext:value-type="string">
            <text:p>Pruebas con humano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Selección de framework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Escritura de código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Pruebas con humano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ección de plataforma embebida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ección de tecnologı́as de firmwar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eño de pruebas de funcionamiento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critura del firmware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+200/7" office:value-type="float" office:value="28.5714285714286" calcext:value-type="float">
            <text:p>28,5714285714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uebas de funcionamiento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eño de la interfaz gráfica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uebas de funcionamiento con humanos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02T21:55:44.543716165</meta:creation-date>
    <dc:date>2021-05-03T00:19:26.795617961</dc:date>
    <meta:editing-duration>PT1H31M21S</meta:editing-duration>
    <meta:editing-cycles>1</meta:editing-cycles>
    <meta:document-statistic meta:table-count="1" meta:cell-count="124" meta:object-count="0"/>
    <meta:generator>LibreOffice/7.1.2.2$Linux_X86_64 LibreOffice_project/5751006d328844ba3fa6124ed263bbf122f0788a</meta:generator>
  </office:meta>
</office:document-meta>
</file>